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18b8f2a"/>
    </style:style>
    <style:style style:name="P53" style:family="paragraph" style:parent-style-name="Preformatted_20_Text">
      <style:text-properties fo:language="en" fo:country="US" officeooo:paragraph-rsid="018cf931"/>
    </style:style>
    <style:style style:name="P54" style:family="paragraph" style:parent-style-name="Preformatted_20_Text">
      <style:text-properties fo:language="en" fo:country="US" officeooo:paragraph-rsid="018da733"/>
    </style:style>
    <style:style style:name="P55" style:family="paragraph" style:parent-style-name="Preformatted_20_Text">
      <style:text-properties fo:language="en" fo:country="US" officeooo:paragraph-rsid="00afa36b"/>
    </style:style>
    <style:style style:name="P56" style:family="paragraph" style:parent-style-name="Preformatted_20_Text">
      <style:text-properties fo:language="en" fo:country="US" officeooo:paragraph-rsid="01403b6f"/>
    </style:style>
    <style:style style:name="P57" style:family="paragraph" style:parent-style-name="Preformatted_20_Text">
      <style:text-properties fo:language="en" fo:country="US" fo:font-weight="bold" officeooo:rsid="007aec4f" officeooo:paragraph-rsid="007aec4f" style:font-weight-asian="bold"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9" style:family="paragraph" style:parent-style-name="Preformatted_20_Text">
      <style:text-properties fo:language="en" fo:country="US" officeooo:paragraph-rsid="0082744d"/>
    </style:style>
    <style:style style:name="P60" style:family="paragraph" style:parent-style-name="Preformatted_20_Text">
      <style:text-properties fo:language="en" fo:country="US" officeooo:rsid="0082744d" officeooo:paragraph-rsid="0082744d"/>
    </style:style>
    <style:style style:name="P6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2" style:family="paragraph" style:parent-style-name="Preformatted_20_Text">
      <style:text-properties fo:language="en" fo:country="US" fo:font-weight="bold" officeooo:rsid="0082744d" officeooo:paragraph-rsid="0082744d" style:font-weight-asian="bold" style:font-weight-complex="bold"/>
    </style:style>
    <style:style style:name="P63" style:family="paragraph" style:parent-style-name="Preformatted_20_Text">
      <style:text-properties fo:language="en" fo:country="US" fo:font-weight="bold" officeooo:rsid="017ec056" officeooo:paragraph-rsid="017ec056" style:font-weight-asian="bold" style:font-weight-complex="bold"/>
    </style:style>
    <style:style style:name="P64" style:family="paragraph" style:parent-style-name="Preformatted_20_Text">
      <style:text-properties fo:language="en" fo:country="US" fo:font-weight="bold" officeooo:rsid="017ec056" officeooo:paragraph-rsid="01816bfe" style:font-weight-asian="bold" style:font-weight-complex="bold"/>
    </style:style>
    <style:style style:name="P65" style:family="paragraph" style:parent-style-name="Preformatted_20_Text">
      <style:text-properties fo:language="en" fo:country="US" officeooo:paragraph-rsid="01816bfe"/>
    </style:style>
    <style:style style:name="P6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paragraph-rsid="0085a9e0"/>
    </style:style>
    <style:style style:name="P68" style:family="paragraph" style:parent-style-name="Preformatted_20_Text">
      <style:text-properties fo:language="en" fo:country="US" officeooo:paragraph-rsid="017de4c8"/>
    </style:style>
    <style:style style:name="P6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rsid="00dd7736" officeooo:paragraph-rsid="00dd7736"/>
    </style:style>
    <style:style style:name="P71" style:family="paragraph" style:parent-style-name="Preformatted_20_Text">
      <style:text-properties fo:language="en" fo:country="US" officeooo:rsid="00dd6c01" officeooo:paragraph-rsid="00dd6c01"/>
    </style:style>
    <style:style style:name="P72" style:family="paragraph" style:parent-style-name="Preformatted_20_Text">
      <style:text-properties fo:language="en" fo:country="US" officeooo:paragraph-rsid="0087e79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5" style:family="paragraph" style:parent-style-name="Preformatted_20_Text">
      <style:text-properties fo:language="en" fo:country="US" officeooo:paragraph-rsid="015490b2"/>
    </style:style>
    <style:style style:name="P76" style:family="paragraph" style:parent-style-name="Preformatted_20_Text">
      <style:text-properties fo:language="en" fo:country="US" officeooo:paragraph-rsid="0155a115"/>
    </style:style>
    <style:style style:name="P77" style:family="paragraph" style:parent-style-name="Preformatted_20_Text">
      <style:text-properties fo:language="en" fo:country="US" officeooo:paragraph-rsid="01570c0c"/>
    </style:style>
    <style:style style:name="P78" style:family="paragraph" style:parent-style-name="Preformatted_20_Text">
      <style:text-properties fo:language="en" fo:country="US" fo:font-weight="bold" officeooo:paragraph-rsid="010fba9a" style:font-weight-asian="bold" style:font-weight-complex="bold"/>
    </style:style>
    <style:style style:name="P79" style:family="paragraph" style:parent-style-name="Preformatted_20_Text">
      <style:text-properties fo:language="en" fo:country="US" officeooo:paragraph-rsid="010fba9a"/>
    </style:style>
    <style:style style:name="P80" style:family="paragraph" style:parent-style-name="Preformatted_20_Text">
      <style:paragraph-properties fo:text-align="justify" style:justify-single-word="false"/>
      <style:text-properties fo:language="en" fo:country="US" officeooo:paragraph-rsid="00948a1e"/>
    </style:style>
    <style:style style:name="P81" style:family="paragraph" style:parent-style-name="Preformatted_20_Text">
      <style:text-properties fo:language="en" fo:country="US" officeooo:paragraph-rsid="0108cdda"/>
    </style:style>
    <style:style style:name="P82" style:family="paragraph" style:parent-style-name="Preformatted_20_Text">
      <style:text-properties fo:language="en" fo:country="US" officeooo:rsid="00e46c8c" officeooo:paragraph-rsid="010c6f7b"/>
    </style:style>
    <style:style style:name="P83" style:family="paragraph" style:parent-style-name="Preformatted_20_Text">
      <style:text-properties fo:language="en" fo:country="US" officeooo:paragraph-rsid="010c6f7b"/>
    </style:style>
    <style:style style:name="P84" style:family="paragraph" style:parent-style-name="Preformatted_20_Text">
      <style:text-properties fo:language="en" fo:country="US" officeooo:paragraph-rsid="01085880"/>
    </style:style>
    <style:style style:name="P85" style:family="paragraph" style:parent-style-name="Preformatted_20_Text">
      <style:text-properties fo:language="en" fo:country="US" officeooo:rsid="00e46c8c" officeooo:paragraph-rsid="01085880"/>
    </style:style>
    <style:style style:name="P86" style:family="paragraph" style:parent-style-name="Preformatted_20_Text">
      <style:text-properties fo:language="en" fo:country="US" officeooo:rsid="010fba9a" officeooo:paragraph-rsid="010fba9a"/>
    </style:style>
    <style:style style:name="P87"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9" style:family="paragraph" style:parent-style-name="Preformatted_20_Text">
      <style:paragraph-properties fo:text-align="justify" style:justify-single-word="false"/>
      <style:text-properties fo:language="en" fo:country="US" officeooo:paragraph-rsid="00c75c2e"/>
    </style:style>
    <style:style style:name="P90" style:family="paragraph" style:parent-style-name="Preformatted_20_Text">
      <style:paragraph-properties fo:text-align="justify" style:justify-single-word="false"/>
      <style:text-properties fo:language="en" fo:country="US" officeooo:paragraph-rsid="00c55f6e"/>
    </style:style>
    <style:style style:name="P9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2"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4" style:family="paragraph" style:parent-style-name="Preformatted_20_Text">
      <style:text-properties fo:language="en" fo:country="US" fo:font-weight="bold" officeooo:rsid="00d06ddf" officeooo:paragraph-rsid="00d06ddf" style:font-weight-asian="bold" style:font-weight-complex="bold"/>
    </style:style>
    <style:style style:name="P95" style:family="paragraph" style:parent-style-name="Preformatted_20_Text">
      <style:text-properties fo:language="en" fo:country="US" fo:font-weight="normal" officeooo:rsid="00d06ddf" officeooo:paragraph-rsid="00d06ddf" style:font-weight-asian="normal" style:font-weight-complex="normal"/>
    </style:style>
    <style:style style:name="P96" style:family="paragraph" style:parent-style-name="Preformatted_20_Text">
      <style:text-properties fo:language="en" fo:country="US" officeooo:paragraph-rsid="016531ce"/>
    </style:style>
    <style:style style:name="P97" style:family="paragraph" style:parent-style-name="Preformatted_20_Text">
      <style:text-properties fo:language="en" fo:country="US" fo:font-weight="bold" officeooo:rsid="00c0e860" officeooo:paragraph-rsid="00c0e860" style:font-weight-asian="bold" style:font-weight-complex="bold"/>
    </style:style>
    <style:style style:name="P98" style:family="paragraph" style:parent-style-name="Preformatted_20_Text">
      <style:text-properties fo:language="en" fo:country="US" officeooo:rsid="00c0e860" officeooo:paragraph-rsid="00c0e860"/>
    </style:style>
    <style:style style:name="P99" style:family="paragraph" style:parent-style-name="Preformatted_20_Text">
      <style:text-properties fo:font-weight="bold" officeooo:rsid="01365694" officeooo:paragraph-rsid="01365694" style:font-weight-asian="bold" style:font-weight-complex="bold"/>
    </style:style>
    <style:style style:name="P100" style:family="paragraph" style:parent-style-name="Preformatted_20_Text">
      <style:text-properties officeooo:rsid="01365694" officeooo:paragraph-rsid="01365694"/>
    </style:style>
    <style:style style:name="P101" style:family="paragraph" style:parent-style-name="Preformatted_20_Text">
      <style:text-properties fo:language="en" fo:country="US" fo:font-weight="bold" officeooo:rsid="00a625f5" officeooo:paragraph-rsid="00a625f5" style:font-weight-asian="bold" style:font-weight-complex="bold"/>
    </style:style>
    <style:style style:name="P10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8b8f2a"/>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3201e2"/>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officeooo:rsid="0139219d"/>
    </style:style>
    <style:style style:name="T51" style:family="text">
      <style:text-properties officeooo:rsid="013cac4d"/>
    </style:style>
    <style:style style:name="T52" style:family="text">
      <style:text-properties fo:language="en" fo:country="US"/>
    </style:style>
    <style:style style:name="T53" style:family="text">
      <style:text-properties officeooo:rsid="011f9fe5"/>
    </style:style>
    <style:style style:name="T54" style:family="text">
      <style:text-properties officeooo:rsid="013abcd0"/>
    </style:style>
    <style:style style:name="T55" style:family="text">
      <style:text-properties officeooo:rsid="0066253c"/>
    </style:style>
    <style:style style:name="T56" style:family="text">
      <style:text-properties officeooo:rsid="00bd37d8"/>
    </style:style>
    <style:style style:name="T57" style:family="text">
      <style:text-properties officeooo:rsid="0063ea54"/>
    </style:style>
    <style:style style:name="T58" style:family="text">
      <style:text-properties style:font-name="Liberation Mono" fo:font-size="10pt" officeooo:rsid="00674b08" style:font-name-asian="NSimSun" style:font-size-asian="10pt" style:font-name-complex="Liberation Mono" style:font-size-complex="10pt"/>
    </style:style>
    <style:style style:name="T59" style:family="text">
      <style:text-properties officeooo:rsid="01741058"/>
    </style:style>
    <style:style style:name="T60" style:family="text">
      <style:text-properties officeooo:rsid="0175adf7"/>
    </style:style>
    <style:style style:name="T61" style:family="text">
      <style:text-properties officeooo:rsid="01769c10"/>
    </style:style>
    <style:style style:name="T62" style:family="text">
      <style:text-properties officeooo:rsid="0176bfad"/>
    </style:style>
    <style:style style:name="T63" style:family="text">
      <style:text-properties fo:font-weight="bold" officeooo:rsid="017493cf" style:font-weight-asian="bold" style:font-weight-complex="bold"/>
    </style:style>
    <style:style style:name="T64" style:family="text">
      <style:text-properties officeooo:rsid="017493cf"/>
    </style:style>
    <style:style style:name="T65" style:family="text">
      <style:text-properties fo:font-size="10pt" fo:font-weight="normal" officeooo:rsid="01741058" style:font-size-asian="8.75pt" style:font-weight-asian="normal" style:font-size-complex="10pt" style:font-weight-complex="normal"/>
    </style:style>
    <style:style style:name="T66" style:family="text">
      <style:text-properties fo:font-size="10pt" fo:font-weight="normal" officeooo:rsid="017493cf" style:font-size-asian="8.75pt" style:font-weight-asian="normal" style:font-size-complex="10pt" style:font-weight-complex="normal"/>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weight="bold" officeooo:rsid="013d3517" style:font-weight-asian="bold" style:font-weight-complex="bold"/>
    </style:style>
    <style:style style:name="T69" style:family="text">
      <style:text-properties officeooo:rsid="013d3517"/>
    </style:style>
    <style:style style:name="T70" style:family="text">
      <style:text-properties officeooo:rsid="01267e24"/>
    </style:style>
    <style:style style:name="T71" style:family="text">
      <style:text-properties fo:font-weight="bold" officeooo:rsid="0149c092" style:font-weight-asian="bold" style:font-weight-complex="bold"/>
    </style:style>
    <style:style style:name="T72" style:family="text">
      <style:text-properties fo:font-weight="bold" officeooo:rsid="00aa8404" style:font-weight-asian="bold" style:font-weight-complex="bold"/>
    </style:style>
    <style:style style:name="T7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5" style:family="text">
      <style:text-properties fo:font-weight="bold" officeooo:rsid="0145b2a8" style:font-weight-asian="bold" style:font-weight-complex="bold"/>
    </style:style>
    <style:style style:name="T7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7" style:family="text">
      <style:text-properties fo:font-weight="bold" officeooo:rsid="01462ea5" style:font-weight-asian="bold" style:font-weight-complex="bold"/>
    </style:style>
    <style:style style:name="T7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9" style:family="text">
      <style:text-properties fo:font-weight="bold" officeooo:rsid="017aaa49" style:font-weight-asian="bold" style:font-weight-complex="bold"/>
    </style:style>
    <style:style style:name="T80"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1" style:family="text">
      <style:text-properties fo:font-weight="bold" officeooo:rsid="018b8f2a" style:font-weight-asian="bold" style:font-weight-complex="bold"/>
    </style:style>
    <style:style style:name="T82" style:family="text">
      <style:text-properties fo:font-weight="bold" officeooo:rsid="0192feda" style:font-weight-asian="bold" style:font-weight-complex="bold"/>
    </style:style>
    <style:style style:name="T83" style:family="text">
      <style:text-properties fo:font-weight="bold" officeooo:rsid="018cf931" style:font-weight-asian="bold" style:font-weight-complex="bold"/>
    </style:style>
    <style:style style:name="T84" style:family="text">
      <style:text-properties fo:font-weight="bold" officeooo:rsid="0194e02e" style:font-weight-asian="bold" style:font-weight-complex="bold"/>
    </style:style>
    <style:style style:name="T85" style:family="text">
      <style:text-properties fo:font-weight="bold" officeooo:rsid="018da733" style:font-weight-asian="bold" style:font-weight-complex="bold"/>
    </style:style>
    <style:style style:name="T86" style:family="text">
      <style:text-properties officeooo:rsid="00afa36b"/>
    </style:style>
    <style:style style:name="T87" style:family="text">
      <style:text-properties officeooo:rsid="014041f0"/>
    </style:style>
    <style:style style:name="T88" style:family="text">
      <style:text-properties fo:font-weight="bold" officeooo:rsid="01403b6f" style:font-weight-asian="bold" style:font-weight-complex="bold"/>
    </style:style>
    <style:style style:name="T89" style:family="text">
      <style:text-properties fo:font-weight="bold" officeooo:rsid="014387ad" style:font-weight-asian="bold" style:font-weight-complex="bold"/>
    </style:style>
    <style:style style:name="T90" style:family="text">
      <style:text-properties style:font-name="Liberation Mono" fo:font-size="10pt" officeooo:rsid="00b17cc0" style:font-name-asian="NSimSun" style:font-size-asian="10pt" style:font-name-complex="Liberation Mono" style:font-size-complex="10pt"/>
    </style:style>
    <style:style style:name="T91" style:family="text">
      <style:text-properties style:font-name="Liberation Mono" fo:font-size="10pt" officeooo:rsid="007aec4f" style:font-name-asian="NSimSun" style:font-size-asian="10pt" style:font-name-complex="Liberation Mono" style:font-size-complex="10pt"/>
    </style:style>
    <style:style style:name="T92" style:family="text">
      <style:text-properties fo:font-size="14pt" fo:font-weight="bold" officeooo:rsid="0082744d" style:font-size-asian="14pt" style:font-weight-asian="bold" style:font-size-complex="14pt" style:font-weight-complex="bold"/>
    </style:style>
    <style:style style:name="T93" style:family="text">
      <style:text-properties fo:font-size="14pt" fo:font-weight="bold" officeooo:rsid="012c01ca" style:font-size-asian="14pt" style:font-weight-asian="bold" style:font-size-complex="14pt" style:font-weight-complex="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weight="bold" officeooo:rsid="014e2d68" style:font-weight-asian="bold" style:font-weight-complex="bold"/>
    </style:style>
    <style:style style:name="T96" style:family="text">
      <style:text-properties fo:font-weight="normal" style:font-weight-asian="normal" style:font-weight-complex="normal"/>
    </style:style>
    <style:style style:name="T97" style:family="text">
      <style:text-properties fo:font-weight="normal" officeooo:rsid="01816bfe" style:font-weight-asian="normal" style:font-weight-complex="normal"/>
    </style:style>
    <style:style style:name="T98" style:family="text">
      <style:text-properties officeooo:rsid="01816bfe"/>
    </style:style>
    <style:style style:name="T99" style:family="text">
      <style:text-properties officeooo:rsid="0184cad3"/>
    </style:style>
    <style:style style:name="T100" style:family="text">
      <style:text-properties officeooo:rsid="012c2734"/>
    </style:style>
    <style:style style:name="T101" style:family="text">
      <style:text-properties fo:font-weight="bold" officeooo:rsid="00e70424" style:font-weight-asian="bold" style:font-weight-complex="bold"/>
    </style:style>
    <style:style style:name="T102" style:family="text">
      <style:text-properties fo:font-weight="bold" officeooo:rsid="017de4c8" style:font-weight-asian="bold" style:font-weight-complex="bold"/>
    </style:style>
    <style:style style:name="T103" style:family="text">
      <style:text-properties officeooo:rsid="017de4c8"/>
    </style:style>
    <style:style style:name="T104" style:family="text">
      <style:text-properties fo:language="en" fo:country="US" fo:font-weight="bold" style:font-weight-asian="bold" style:font-weight-complex="bold"/>
    </style:style>
    <style:style style:name="T105" style:family="text">
      <style:text-properties fo:font-weight="bold" officeooo:rsid="00e7fef4" style:font-weight-asian="bold" style:font-weight-complex="bold"/>
    </style:style>
    <style:style style:name="T106" style:family="text">
      <style:text-properties officeooo:rsid="017226ed"/>
    </style:style>
    <style:style style:name="T107" style:family="text">
      <style:text-properties officeooo:rsid="01713b32"/>
    </style:style>
    <style:style style:name="T108" style:family="text">
      <style:text-properties fo:font-weight="bold" officeooo:rsid="00e21fcf" style:font-weight-asian="bold" style:font-weight-complex="bold"/>
    </style:style>
    <style:style style:name="T109" style:family="text">
      <style:text-properties fo:font-weight="bold" officeooo:rsid="00df723f" style:font-weight-asian="bold" style:font-weight-complex="bold"/>
    </style:style>
    <style:style style:name="T110" style:family="text">
      <style:text-properties officeooo:rsid="014f74f8"/>
    </style:style>
    <style:style style:name="T111" style:family="text">
      <style:text-properties officeooo:rsid="0154406f"/>
    </style:style>
    <style:style style:name="T112" style:family="text">
      <style:text-properties officeooo:rsid="00ecc7ec"/>
    </style:style>
    <style:style style:name="T113" style:family="text">
      <style:text-properties officeooo:rsid="00e5df50"/>
    </style:style>
    <style:style style:name="T114" style:family="text">
      <style:text-properties officeooo:rsid="01547c9e"/>
    </style:style>
    <style:style style:name="T115" style:family="text">
      <style:text-properties officeooo:rsid="015490b2"/>
    </style:style>
    <style:style style:name="T116" style:family="text">
      <style:text-properties officeooo:rsid="0155a115"/>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normal" style:font-style-asian="normal" style:font-style-complex="normal"/>
    </style:style>
    <style:style style:name="T119" style:family="text">
      <style:text-properties fo:font-style="normal" officeooo:rsid="015b3a28" style:font-style-asian="normal" style:font-style-complex="normal"/>
    </style:style>
    <style:style style:name="T120" style:family="text">
      <style:text-properties officeooo:rsid="009133f8"/>
    </style:style>
    <style:style style:name="T121" style:family="text">
      <style:text-properties fo:font-weight="bold" officeooo:rsid="01085880" style:font-weight-asian="bold" style:font-weight-complex="bold"/>
    </style:style>
    <style:style style:name="T122" style:family="text">
      <style:text-properties fo:font-weight="bold" officeooo:rsid="010c6f7b" style:font-weight-asian="bold" style:font-weight-complex="bold"/>
    </style:style>
    <style:style style:name="T123" style:family="text">
      <style:text-properties style:font-name="Liberation Mono" fo:font-size="10pt" officeooo:rsid="0108cdda" style:font-name-asian="NSimSun" style:font-size-asian="10pt" style:font-name-complex="Liberation Mono" style:font-size-complex="10pt"/>
    </style:style>
    <style:style style:name="T124" style:family="text">
      <style:text-properties officeooo:rsid="01085880"/>
    </style:style>
    <style:style style:name="T125" style:family="text">
      <style:text-properties officeooo:rsid="010aead4"/>
    </style:style>
    <style:style style:name="T126" style:family="text">
      <style:text-properties fo:font-weight="bold" officeooo:rsid="00e46c8c" style:font-weight-asian="bold" style:font-weight-complex="bold"/>
    </style:style>
    <style:style style:name="T127" style:family="text">
      <style:text-properties officeooo:rsid="00e46c8c"/>
    </style:style>
    <style:style style:name="T128" style:family="text">
      <style:text-properties officeooo:rsid="012f7e45"/>
    </style:style>
    <style:style style:name="T129" style:family="text">
      <style:text-properties officeooo:rsid="018898e2"/>
    </style:style>
    <style:style style:name="T130" style:family="text">
      <style:text-properties officeooo:rsid="015cfd50"/>
    </style:style>
    <style:style style:name="T131" style:family="text">
      <style:text-properties officeooo:rsid="0130b6e6"/>
    </style:style>
    <style:style style:name="T132" style:family="text">
      <style:text-properties style:font-name="Liberation Mono" fo:font-size="10pt" officeooo:rsid="00c9d07b" style:font-name-asian="NSimSun" style:font-size-asian="10pt" style:font-name-complex="Liberation Mono" style:font-size-complex="10pt"/>
    </style:style>
    <style:style style:name="T133" style:family="text">
      <style:text-properties officeooo:rsid="00c55f6e"/>
    </style:style>
    <style:style style:name="T134" style:family="text">
      <style:text-properties officeooo:rsid="015efdfb"/>
    </style:style>
    <style:style style:name="T135" style:family="text">
      <style:text-properties style:font-name="Liberation Mono" style:font-name-asian="NSimSun" style:font-name-complex="Liberation Mono"/>
    </style:style>
    <style:style style:name="T136" style:family="text">
      <style:text-properties officeooo:rsid="009b44dd"/>
    </style:style>
    <style:style style:name="T137" style:family="text">
      <style:text-properties officeooo:rsid="0161f116"/>
    </style:style>
    <style:style style:name="T138" style:family="text">
      <style:text-properties officeooo:rsid="00a00b63"/>
    </style:style>
    <style:style style:name="T139" style:family="text">
      <style:text-properties officeooo:rsid="00cb8a2f"/>
    </style:style>
    <style:style style:name="T140" style:family="text">
      <style:text-properties officeooo:rsid="01345787"/>
    </style:style>
    <style:style style:name="T141" style:family="text">
      <style:text-properties officeooo:rsid="0134e677"/>
    </style:style>
    <style:style style:name="T142" style:family="text">
      <style:text-properties officeooo:rsid="01832199"/>
    </style:style>
    <style:style style:name="T143" style:family="text">
      <style:text-properties officeooo:rsid="00d2fde8"/>
    </style:style>
    <style:style style:name="T144" style:family="text">
      <style:text-properties officeooo:rsid="00ccf9dd"/>
    </style:style>
    <style:style style:name="T145"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1</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9">Introduction</text:span></text:p>
      <text:p text:style-name="P6"/>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19">Up to </text:span><text:span text:style-name="T20">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1">Linear/</text:span>Cubic spline interpolation.</text:p>
      <text:p text:style-name="P6">- Wav/<text:span text:style-name="T22">Aiff</text:span> <text:span text:style-name="T23">samples</text:span> import/export.</text:p>
      <text:p text:style-name="P6">- 16 or 32 bits wav rendering.</text:p>
      <text:p text:style-name="P11">- <text:span text:style-name="T24">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6">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1">Save .ptp</text:span>":</text:p>
      <text:p text:style-name="P6"><text:s text:c="2"/>Create a module with extension ".ptp" in the current directory.</text:p>
      <text:p text:style-name="P6"/>
      <text:p text:style-name="P6">-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6"/>
      <text:p text:style-name="P6">Note that compressed modules generated on big endian platforms and little endian</text:p>
      <text:p text:style-name="P6">ones aren't compatible <text:span text:style-name="T34">with each others</text:span>.</text:p>
      <text:p text:style-name="P6"/>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1">At3 (</text:span><text:span text:style-name="T38">For </text:span><text:span text:style-name="T31">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0">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7">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8">0x</text:span>20(32) to <text:span text:style-name="T49">value </text:span><text:span text:style-name="T48">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0">Why some buttons of the interface have different colors than others</text:span>?</text:p>
      <text:p text:style-name="P28"/>
      <text:p text:style-name="P29">A&gt; <text:span text:style-name="T50">The buttons with highlighted colors have alternate/more global functions when </text:span><text:span text:style-name="T51">clicked</text:span><text:span text:style-name="T50"> with the right mouse button.</text:span></text:p>
      <text:p text:style-name="P28"><text:span text:style-name="T52"/></text:p>
      <text:p text:style-name="P28">Q&gt; Will you support VST instruments in a future?</text:p>
      <text:p text:style-name="P10"/>
      <text:p text:style-name="P30">A&gt; <text:span text:style-name="T53">No,</text:span> the main goal of the tracker is to be a<text:span text:style-name="T54">n</text:span> all-in-one program with a compact, <text:span text:style-name="T54">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0">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5">|</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6">S</text:span>ong position 3 with it's 3th and 5th tracks disabled.</text:p>
      <text:p text:style-name="P6"><text:span text:style-name="T57">|</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8">move </text:span>the sequencer on it.</text:p>
      <text:p text:style-name="P6"/>
      <text:p text:style-name="P6">(The mouse wheel can also be used to scroll through positions sequence).</text:p>
      <text:p text:style-name="P6"/>
      <text:p text:style-name="P6"/>
      <text:p text:style-name="P6"/>
      <text:p text:style-name="P34"><text:span text:style-name="T10">T</text:span>he <text:span text:style-name="T59">patterns sliders edition mode</text:span></text:p>
      <text:p text:style-name="P34"/>
      <text:p text:style-name="P35">When activated <text:span text:style-name="T60">(</text:span><text:span text:style-name="T61">with the </text:span><text:span text:style-name="T60">“S” button on the top left of the track window)</text:span>, the volume, panning and effect data columns of the patterns will be displayed as small horizontal sliders (with or without their <text:span text:style-name="T62">respective </text:span>numerical values). In this mode, pressing <text:span text:style-name="T62">and maintaining </text:span>the <text:span text:style-name="T31">Right Shift</text:span> key will allow the user to modify their value either by clicking <text:span text:style-name="T62">on </text:span>them with the <text:span text:style-name="T31">left mouse button </text:span><text:span text:style-name="T63">(</text:span><text:span text:style-name="T64">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59">Left arrow </text:span><text:span text:style-name="T65">will increase the value by 1.</text:span></text:p>
      <text:p text:style-name="P36">- Down arrow will decrease the value by 10.</text:p>
      <text:p text:style-name="P39">- <text:span text:style-name="T59">Right arrow </text:span><text:span text:style-name="T65">will decrease the value by 1.</text:span></text:p>
      <text:p text:style-name="P39"/>
      <text:p text:style-name="P37">In the panning columns:</text:p>
      <text:p text:style-name="P40"/>
      <text:p text:style-name="P35">- Up arrow will <text:span text:style-name="T64">de</text:span>crease the value by 10 <text:span text:style-name="T64">(moving it to the left speaker)</text:span>.</text:p>
      <text:p text:style-name="P41">- <text:span text:style-name="T59">Left arrow </text:span><text:span text:style-name="T65">will </text:span><text:span text:style-name="T66">de</text:span><text:span text:style-name="T65">crease the value by 1 </text:span><text:span text:style-name="T66">(moving it to the left speaker)</text:span><text:span text:style-name="T65">.</text:span></text:p>
      <text:p text:style-name="P35">- Down arrow will <text:span text:style-name="T64">in</text:span>crease the value by 10 <text:span text:style-name="T64">(moving it to the right speaker)</text:span>.</text:p>
      <text:p text:style-name="P41">- <text:span text:style-name="T59">Right arrow </text:span><text:span text:style-name="T65">will </text:span><text:span text:style-name="T66">in</text:span><text:span text:style-name="T65">crease the value by 1 </text:span><text:span text:style-name="T66">(moving it to the right speaker)</text:span><text:span text:style-name="T65">.</text:span></text:p>
      <text:p text:style-name="P41"/>
      <text:p text:style-name="P42"><text:span text:style-name="T31">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7">The effects</text:span></text:p>
      <text:p text:style-name="P6"/>
      <text:p text:style-name="P6">Command '<text:span text:style-name="T31">0000</text:span>': <text:span text:style-name="T31">No Effect</text:span></text:p>
      <text:p text:style-name="P6"/>
      <text:p text:style-name="P6">Command '<text:span text:style-name="T31">01xx</text:span>': <text:span text:style-name="T31">Pitch Up</text:span> (Disabled when using Arpeggio or Vibrato)</text:p>
      <text:p text:style-name="P6"/>
      <text:p text:style-name="P6">xx = Speed</text:p>
      <text:p text:style-name="P6"/>
      <text:p text:style-name="P6">Command '<text:span text:style-name="T31">02xx</text:span>': <text:span text:style-name="T31">Pitch Down</text:span> (Disabled when using Arpeggio or Vibrato)</text:p>
      <text:p text:style-name="P6"/>
      <text:p text:style-name="P6">xx = Speed</text:p>
      <text:p text:style-name="P6"/>
      <text:p text:style-name="P6">Command '<text:span text:style-name="T31">03xx</text:span>': <text:span text:style-name="T31">Set Volume</text:span></text:p>
      <text:p text:style-name="P6"/>
      <text:p text:style-name="P6">xx = Volume level</text:p>
      <text:p text:style-name="P6"/>
      <text:p text:style-name="P6">Command '<text:span text:style-name="T31">04xx</text:span>': <text:span text:style-name="T31">Trance Slicer</text:span></text:p>
      <text:p text:style-name="P6"/>
      <text:p text:style-name="P45">xx = Delay ticks before muting the volume (from 0 to 6)</text:p>
      <text:p text:style-name="P45"/>
      <text:p text:style-name="P45"><text:span text:style-name="T68">Note: </text:span><text:span text:style-name="T69">T</text:span>he volume stays muted at the next rows.</text:p>
      <text:p text:style-name="P6"/>
      <text:p text:style-name="P6">Command '<text:span text:style-name="T31">05xx</text:span>': <text:span text:style-name="T31">Glider</text:span> (Disabled when using Arpeggio or Vibrato)</text:p>
      <text:p text:style-name="P6"/>
      <text:p text:style-name="P6">xx = Speed</text:p>
      <text:p text:style-name="P6"/>
      <text:p text:style-name="P6">Command '<text:span text:style-name="T31">06xx</text:span>': <text:span text:style-name="T31">Pattern Loop</text:span></text:p>
      <text:p text:style-name="P6"/>
      <text:p text:style-name="P6">00 = Sets the loop point</text:p>
      <text:p text:style-name="P6">xx = Loops xx times</text:p>
      <text:p text:style-name="P6"/>
      <text:p text:style-name="P6">Command '<text:span text:style-name="T31">07xx</text:span>': <text:span text:style-name="T31">FX Synchro</text:span></text:p>
      <text:p text:style-name="P6"/>
      <text:p text:style-name="P6">xx = Any data</text:p>
      <text:p text:style-name="P6"/>
      <text:p text:style-name="P6">Command '<text:span text:style-name="T31">08xx</text:span>': <text:span text:style-name="T31">Set Filter Cut Off</text:span></text:p>
      <text:p text:style-name="P6"/>
      <text:p text:style-name="P6">xx = Cut Off level</text:p>
      <text:p text:style-name="P6"/>
      <text:p text:style-name="P6">Command '<text:span text:style-name="T31">09xx</text:span>': <text:span text:style-name="T31">Set Sample Play Offset</text:span> (256 bytes steps)</text:p>
      <text:p text:style-name="P6"/>
      <text:p text:style-name="P6">xx = Offset</text:p>
      <text:p text:style-name="P6"/>
      <text:p text:style-name="P6">Command '<text:span text:style-name="T31">0Axx</text:span>': <text:span text:style-name="T31">Randomize Filter Cut Off</text:span></text:p>
      <text:p text:style-name="P6"/>
      <text:p text:style-name="P6">xx = Amplitude</text:p>
      <text:p text:style-name="P6"/>
      <text:p text:style-name="P6">Command '<text:span text:style-name="T31">0Bxx</text:span>': <text:span text:style-name="T31">Filter Cut Off Slide Up</text:span></text:p>
      <text:p text:style-name="P6"/>
      <text:p text:style-name="P6">xx = Speed</text:p>
      <text:p text:style-name="P6"/>
      <text:p text:style-name="P6">Command '<text:span text:style-name="T31">0Cxx</text:span>': <text:span text:style-name="T31">Filter Cut Off Slide Down</text:span></text:p>
      <text:p text:style-name="P6"/>
      <text:p text:style-name="P6">xx = Speed</text:p>
      <text:p text:style-name="P6"/>
      <text:p text:style-name="P6">Command '<text:span text:style-name="T31">0Dxx</text:span>': Jump To Next Sequencer Position (aka Pattern Break)</text:p>
      <text:p text:style-name="P6"/>
      <text:p text:style-name="P6">xx = Pattern row</text:p>
      <text:p text:style-name="P6"/>
      <text:p text:style-name="P6">Command '<text:span text:style-name="T31">0Exx</text:span>': <text:span text:style-name="T31">Note Retrigger</text:span></text:p>
      <text:p text:style-name="P6"/>
      <text:p text:style-name="P6">xx = Tick</text:p>
      <text:p text:style-name="P6"/>
      <text:p text:style-name="P6"><text:soft-page-break/>Command '<text:span text:style-name="T31">0Fxx</text:span>': <text:span text:style-name="T31">Set Number Of Ticks Per Beat</text:span></text:p>
      <text:p text:style-name="P6"/>
      <text:p text:style-name="P6">xx = Ticks</text:p>
      <text:p text:style-name="P6"/>
      <text:p text:style-name="P6">Command '<text:span text:style-name="T31">10xx</text:span>': <text:span text:style-name="T31">Set Delay/Echo Send</text:span></text:p>
      <text:p text:style-name="P6"/>
      <text:p text:style-name="P6">xx = Send Level</text:p>
      <text:p text:style-name="P6"/>
      <text:p text:style-name="P6">Command '<text:span text:style-name="T31">11xx</text:span>': <text:span text:style-name="T31">Set Reverb Send</text:span></text:p>
      <text:p text:style-name="P6"/>
      <text:p text:style-name="P6">xx = Send Level</text:p>
      <text:p text:style-name="P6"/>
      <text:p text:style-name="P6">Command '<text:span text:style-name="T31">12xx</text:span>': <text:span text:style-name="T31">Set Distortion Threshold</text:span></text:p>
      <text:p text:style-name="P6"/>
      <text:p text:style-name="P6">xx = Threshold Level</text:p>
      <text:p text:style-name="P6"/>
      <text:p text:style-name="P6">Command '<text:span text:style-name="T31">13xx</text:span>': <text:span text:style-name="T31">Set Distortion Clamp</text:span></text:p>
      <text:p text:style-name="P6"/>
      <text:p text:style-name="P6">xx = Clamp Level</text:p>
      <text:p text:style-name="P6"/>
      <text:p text:style-name="P6">Command '<text:span text:style-name="T31">14xx</text:span>': <text:span text:style-name="T31">Set Filter Resonance</text:span></text:p>
      <text:p text:style-name="P6"/>
      <text:p text:style-name="P6">xx = Resonance Level</text:p>
      <text:p text:style-name="P6"/>
      <text:p text:style-name="P6">Command '<text:span text:style-name="T31">15xx</text:span>': <text:span text:style-name="T31">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1">16xx</text:span>': <text:span text:style-name="T31">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1">17xx</text:span>': <text:span text:style-name="T31">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1">18xx</text:span>': <text:span text:style-name="T31">Auto Fade Out Track</text:span></text:p>
      <text:p text:style-name="P6"/>
      <text:p text:style-name="P6">xx = Ticks</text:p>
      <text:p text:style-name="P6"/>
      <text:p text:style-name="P6">Same behavior as above.</text:p>
      <text:p text:style-name="P6"/>
      <text:p text:style-name="P6">Command '<text:span text:style-name="T31">19xx</text:span>': <text:span text:style-name="T31">Volume Slide Up</text:span></text:p>
      <text:p text:style-name="P6"/>
      <text:p text:style-name="P6">xx = Speed</text:p>
      <text:p text:style-name="P6"/>
      <text:p text:style-name="P6">Command '<text:span text:style-name="T31">1Axx</text:span>': <text:span text:style-name="T31">Volume Slide Down</text:span></text:p>
      <text:p text:style-name="P6"/>
      <text:p text:style-name="P6">xx = Speed</text:p>
      <text:p text:style-name="P6"/>
      <text:p text:style-name="P6">Command '<text:span text:style-name="T31">1Bxy</text:span>': <text:span text:style-name="T31">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1">Note:</text:span> Arpeggio effect won’t stop until it’s set to 00.</text:p>
      <text:p text:style-name="P6"/>
      <text:p text:style-name="P6">Command '<text:span text:style-name="T31">1Cxx</text:span>': <text:span text:style-name="T31">Set Global Volume</text:span></text:p>
      <text:p text:style-name="P6"/>
      <text:p text:style-name="P6">xx = Volume level</text:p>
      <text:p text:style-name="P6"/>
      <text:p text:style-name="P6">Command '<text:span text:style-name="T31">1Dxy</text:span>': <text:span text:style-name="T31">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1">Note:</text:span> <text:span text:style-name="T70">Vibrato </text:span>effect won’t stop until it’s set to 00.</text:p>
      <text:p text:style-name="P6"><text:soft-page-break/>Command '<text:span text:style-name="T31">1E0x</text:span>': <text:span text:style-name="T31">Select Instrument Playing Way</text:span></text:p>
      <text:p text:style-name="P6"/>
      <text:p text:style-name="P6">0 = Play forward</text:p>
      <text:p text:style-name="P6">1 = Play backward</text:p>
      <text:p text:style-name="P6"/>
      <text:p text:style-name="P6">Command '<text:span text:style-name="T31">1Fxx</text:span>': <text:span text:style-name="T31">Position Jump</text:span></text:p>
      <text:p text:style-name="P6"/>
      <text:p text:style-name="P6">xx = New position</text:p>
      <text:p text:style-name="P6"/>
      <text:p text:style-name="P6">Command '<text:span text:style-name="T31">20xx</text:span>': <text:span text:style-name="T31">Fine Volume Slide Up</text:span></text:p>
      <text:p text:style-name="P6"/>
      <text:p text:style-name="P6">xx = Amount</text:p>
      <text:p text:style-name="P6"/>
      <text:p text:style-name="P6">Command '<text:span text:style-name="T31">21xx</text:span>': <text:span text:style-name="T31">Fine Volume Slide Down</text:span></text:p>
      <text:p text:style-name="P6"/>
      <text:p text:style-name="P6">xx = Amount</text:p>
      <text:p text:style-name="P6"/>
      <text:p text:style-name="P6">Command '<text:span text:style-name="T31">22xx</text:span>': <text:span text:style-name="T31">Fine Pitch Up</text:span></text:p>
      <text:p text:style-name="P6"/>
      <text:p text:style-name="P6">xx = Amount</text:p>
      <text:p text:style-name="P6"/>
      <text:p text:style-name="P6">Command '<text:span text:style-name="T31">23xx</text:span>': <text:span text:style-name="T31">Fine Pitch Down</text:span></text:p>
      <text:p text:style-name="P6"/>
      <text:p text:style-name="P6">xx = Amount</text:p>
      <text:p text:style-name="P6"/>
      <text:p text:style-name="P6">Command '<text:span text:style-name="T31">240x</text:span>': <text:span text:style-name="T31">Turn </text:span><text:span text:style-name="T71">F</text:span><text:span text:style-name="T31">langer </text:span><text:span text:style-name="T71">O</text:span><text:span text:style-name="T31">n/</text:span><text:span text:style-name="T71">O</text:span><text:span text:style-name="T31">ff</text:span></text:p>
      <text:p text:style-name="P6"/>
      <text:p text:style-name="P6">0 = Turn it off</text:p>
      <text:p text:style-name="P6">1 = Turn it on</text:p>
      <text:p text:style-name="P6"/>
      <text:p text:style-name="P6">Command '<text:span text:style-name="T31">25xx</text:span>': <text:span text:style-name="T31">Set </text:span><text:span text:style-name="T71">S</text:span><text:span text:style-name="T31">huffle </text:span><text:span text:style-name="T71">V</text:span><text:span text:style-name="T31">alue</text:span></text:p>
      <text:p text:style-name="P6"/>
      <text:p text:style-name="P6">xx = Amount</text:p>
      <text:p text:style-name="P6"/>
      <text:p text:style-name="P6">Command '<text:span text:style-name="T31">26xx</text:span>': <text:span text:style-name="T31">Set </text:span><text:span text:style-name="T71">R</text:span><text:span text:style-name="T31">everb </text:span><text:span text:style-name="T71">F</text:span><text:span text:style-name="T31">ilter </text:span><text:span text:style-name="T71">C</text:span><text:span text:style-name="T31">utoff</text:span></text:p>
      <text:p text:style-name="P6"/>
      <text:p text:style-name="P6">xx = Amount</text:p>
      <text:p text:style-name="P6"/>
      <text:p text:style-name="P48">Command '<text:span text:style-name="T31">27xx</text:span>': <text:span text:style-name="T31">Set </text:span><text:span text:style-name="T71">R</text:span><text:span text:style-name="T31">everb </text:span><text:span text:style-name="T71">F</text:span><text:span text:style-name="T31">ilter </text:span><text:span text:style-name="T71">R</text:span><text:span text:style-name="T31">esonance</text:span></text:p>
      <text:p text:style-name="P48"/>
      <text:p text:style-name="P48">xx = Amount</text:p>
      <text:p text:style-name="P48"/>
      <text:p text:style-name="P48">Command '<text:span text:style-name="T31">2</text:span><text:span text:style-name="T72">80</text:span><text:span text:style-name="T31">x</text:span>': <text:span text:style-name="T73">Turn </text:span><text:span text:style-name="T74">T</text:span><text:span text:style-name="T73">rack </text:span><text:span text:style-name="T74">F</text:span><text:span text:style-name="T73">ilter </text:span><text:span text:style-name="T74">O</text:span><text:span text:style-name="T73">n/</text:span><text:span text:style-name="T74">O</text:span><text:span text:style-name="T73">ff</text:span></text:p>
      <text:p text:style-name="P48"/>
      <text:p text:style-name="P48">0 = Turn it off</text:p>
      <text:p text:style-name="P48">1 = Turn it on</text:p>
      <text:p text:style-name="P48"/>
      <text:p text:style-name="P49">Command '<text:span text:style-name="T31">2</text:span><text:span text:style-name="T75">9</text:span><text:span text:style-name="T72">0</text:span><text:span text:style-name="T31">x</text:span>': <text:span text:style-name="T73">Turn </text:span><text:span text:style-name="T74">T</text:span><text:span text:style-name="T73">rack </text:span><text:span text:style-name="T74">C</text:span><text:span text:style-name="T76">ompression </text:span><text:span text:style-name="T74">O</text:span><text:span text:style-name="T73">n/</text:span><text:span text:style-name="T74">O</text:span><text:span text:style-name="T73">ff</text:span></text:p>
      <text:p text:style-name="P49"/>
      <text:p text:style-name="P49">0 = Turn it off</text:p>
      <text:p text:style-name="P49">1 = Turn it on</text:p>
      <text:p text:style-name="P49"/>
      <text:p text:style-name="P49">Command '<text:span text:style-name="T31">2</text:span><text:span text:style-name="T75">A</text:span><text:span text:style-name="T77">x</text:span><text:span text:style-name="T31">x</text:span>': <text:span text:style-name="T75">Set </text:span><text:span text:style-name="T71">T</text:span><text:span text:style-name="T73">rack </text:span><text:span text:style-name="T74">C</text:span><text:span text:style-name="T76">ompression </text:span><text:span text:style-name="T74">T</text:span><text:span text:style-name="T76">hreshold</text:span></text:p>
      <text:p text:style-name="P49"/>
      <text:p text:style-name="P50">xx = Amount</text:p>
      <text:p text:style-name="P50"/>
      <text:p text:style-name="P50">Command '<text:span text:style-name="T31">2</text:span><text:span text:style-name="T77">Bx</text:span><text:span text:style-name="T31">x</text:span>': <text:span text:style-name="T75">Set </text:span><text:span text:style-name="T71">T</text:span><text:span text:style-name="T73">rack </text:span><text:span text:style-name="T74">C</text:span><text:span text:style-name="T76">ompression </text:span><text:span text:style-name="T74">R</text:span><text:span text:style-name="T78">atio</text:span></text:p>
      <text:p text:style-name="P50"><text:s/><text:tab/></text:p>
      <text:p text:style-name="P50">xx = Amount</text:p>
      <text:p text:style-name="P50"/>
      <text:p text:style-name="P51">Command '<text:span text:style-name="T31">2</text:span><text:span text:style-name="T79">C</text:span><text:span text:style-name="T77">x</text:span><text:span text:style-name="T31">x</text:span>': <text:span text:style-name="T75">Set </text:span><text:span text:style-name="T79">R</text:span><text:span text:style-name="T80">everb Damp </text:span><text:span text:style-name="T74">R</text:span><text:span text:style-name="T78">atio</text:span></text:p>
      <text:p text:style-name="P51"/>
      <text:p text:style-name="P51">xx = Amount</text:p>
      <text:p text:style-name="P51"/>
      <text:p text:style-name="P52"><text:soft-page-break/>Command '<text:span text:style-name="T81">43</text:span><text:span text:style-name="T31">xx</text:span>': <text:span text:style-name="T31">Set </text:span><text:span text:style-name="T81">channel LFO frequency</text:span></text:p>
      <text:p text:style-name="P52"/>
      <text:p text:style-name="P52">xx = <text:span text:style-name="T4">Frequency</text:span></text:p>
      <text:p text:style-name="P52"/>
      <text:p text:style-name="P52">Command '<text:span text:style-name="T81">44</text:span><text:span text:style-name="T31">xx</text:span>': <text:span text:style-name="T31">Set </text:span><text:span text:style-name="T81">channel LFO frequency </text:span><text:span text:style-name="T82">scale ratio</text:span></text:p>
      <text:p text:style-name="P52"/>
      <text:p text:style-name="P52">xx = <text:span text:style-name="T4">Frequency</text:span></text:p>
      <text:p text:style-name="P52"/>
      <text:p text:style-name="P53">Command '<text:span text:style-name="T81">4</text:span><text:span text:style-name="T83">5</text:span><text:span text:style-name="T31">xx</text:span>': <text:span text:style-name="T31">Set </text:span><text:span text:style-name="T81">channel LFO </text:span><text:span text:style-name="T83">amount to send to the filter </text:span><text:span text:style-name="T84">cutoff</text:span></text:p>
      <text:p text:style-name="P53"><text:s/></text:p>
      <text:p text:style-name="P53">xx = <text:span text:style-name="T4">Frequency</text:span></text:p>
      <text:p text:style-name="P53"/>
      <text:p text:style-name="P54">Command '<text:span text:style-name="T81">4</text:span><text:span text:style-name="T85">6</text:span><text:span text:style-name="T31">xx</text:span>': <text:span text:style-name="T31">Set </text:span><text:span text:style-name="T81">channel LFO </text:span><text:span text:style-name="T83">amount to send to the </text:span><text:span text:style-name="T85">volume</text:span></text:p>
      <text:p text:style-name="P54"/>
      <text:p text:style-name="P54">xx = <text:span text:style-name="T4">Frequency</text:span></text:p>
      <text:p text:style-name="P54"/>
      <text:p text:style-name="P54">Command '<text:span text:style-name="T81">4</text:span><text:span text:style-name="T85">7</text:span><text:span text:style-name="T31">xx</text:span>': <text:span text:style-name="T31">Set </text:span><text:span text:style-name="T81">channel LFO </text:span><text:span text:style-name="T83">amount to send to the </text:span><text:span text:style-name="T85">panning</text:span></text:p>
      <text:p text:style-name="P54"/>
      <text:p text:style-name="P54">xx = <text:span text:style-name="T4">Frequency</text:span></text:p>
      <text:p text:style-name="P54"/>
      <text:p text:style-name="P54">Command '<text:span text:style-name="T31">F0xx</text:span>': <text:span text:style-name="T31">Set BPM Speed</text:span></text:p>
      <text:p text:style-name="P6"/>
      <text:p text:style-name="P6">xx = BPM</text:p>
      <text:p text:style-name="P6"/>
      <text:p text:style-name="P6">Command '<text:span text:style-name="T31">31xy</text:span>': <text:span text:style-name="T31">Trigger 303 Bass Line (Unit 1)</text:span></text:p>
      <text:p text:style-name="P6"/>
      <text:p text:style-name="P6">x = Bank (A-D)</text:p>
      <text:p text:style-name="P6">y = Pattern (1-8)</text:p>
      <text:p text:style-name="P6"/>
      <text:p text:style-name="P6">'00' will trigger current selected pattern</text:p>
      <text:p text:style-name="P6">‘<text:span text:style-name="T86">ff’ will stop the bass line</text:span></text:p>
      <text:p text:style-name="P6"/>
      <text:p text:style-name="P6">Command '<text:span text:style-name="T31">32xy</text:span>': <text:span text:style-name="T31">Trigger 303 Bass Line (Unit 2)</text:span></text:p>
      <text:p text:style-name="P6"/>
      <text:p text:style-name="P6">x = Bank (A-D)</text:p>
      <text:p text:style-name="P6">y = Pattern (1-8)</text:p>
      <text:p text:style-name="P6"/>
      <text:p text:style-name="P6">'00' will trigger current selected pattern</text:p>
      <text:p text:style-name="P55">‘<text:span text:style-name="T86">ff’ will stop the bass line</text:span></text:p>
      <text:p text:style-name="P55"/>
      <text:p text:style-name="P6">Where 'xx' is a number between <text:span text:style-name="T87">0x</text:span>00 and <text:span text:style-name="T87">0x</text:span>FF (hex):</text:p>
      <text:p text:style-name="P6"/>
      <text:p text:style-name="P6">Command '<text:span text:style-name="T31">33xx</text:span>': <text:span text:style-name="T31">Set 303 (Unit 1) Filter Cutoff</text:span></text:p>
      <text:p text:style-name="P6">Command '<text:span text:style-name="T31">34xx</text:span>': <text:span text:style-name="T31">Set 303 (Unit 2) Filter Cutoff</text:span></text:p>
      <text:p text:style-name="P6">Command '<text:span text:style-name="T31">35xx</text:span>': <text:span text:style-name="T31">Set 303 (Unit 1) Filter Resonance</text:span></text:p>
      <text:p text:style-name="P6">Command '<text:span text:style-name="T31">36xx</text:span>': <text:span text:style-name="T31">Set 303 (Unit 2) Filter Resonance</text:span></text:p>
      <text:p text:style-name="P6">Command '<text:span text:style-name="T31">37xx</text:span>': <text:span text:style-name="T31">Set 303 (Unit 1) Filter Env. Mod</text:span></text:p>
      <text:p text:style-name="P6">Command '<text:span text:style-name="T31">38xx</text:span>': <text:span text:style-name="T31">Set 303 (Unit 2) Filter Env. Mod</text:span></text:p>
      <text:p text:style-name="P6">Command '<text:span text:style-name="T31">39xx</text:span>': <text:span text:style-name="T31">Set 303 (Unit 1) Filter Decay</text:span></text:p>
      <text:p text:style-name="P6">Command '<text:span text:style-name="T31">3Axx</text:span>': <text:span text:style-name="T31">Set 303 (Unit 2) Filter Decay</text:span></text:p>
      <text:p text:style-name="P6">Command '<text:span text:style-name="T31">3Bxx</text:span>': <text:span text:style-name="T31">Set 303 (Unit 1) Accent</text:span></text:p>
      <text:p text:style-name="P6">Command '<text:span text:style-name="T31">3Cxx</text:span>': <text:span text:style-name="T31">Set 303 (Unit 2) Accent</text:span></text:p>
      <text:p text:style-name="P6">Command '<text:span text:style-name="T31">3Dxx</text:span>': <text:span text:style-name="T31">Set 303 (Unit 1) Tune</text:span></text:p>
      <text:p text:style-name="P6">Command '<text:span text:style-name="T31">3Exx</text:span>': <text:span text:style-name="T31">Set 303 (Unit 2) Tune</text:span></text:p>
      <text:p text:style-name="P56">Command '<text:span text:style-name="T31">3</text:span><text:span text:style-name="T88">F</text:span><text:span text:style-name="T31">xx</text:span>': <text:span text:style-name="T31">Set 303 (Unit 1) </text:span><text:span text:style-name="T88">Scale (From </text:span><text:span text:style-name="T89">0x0</text:span><text:span text:style-name="T88">1 to </text:span><text:span text:style-name="T89">0x</text:span><text:span text:style-name="T88">10)</text:span></text:p>
      <text:p text:style-name="P56">Command '<text:span text:style-name="T88">40</text:span><text:span text:style-name="T31">xx</text:span>': <text:span text:style-name="T31">Set 303 (Unit 2) </text:span><text:span text:style-name="T88">Scale (From </text:span><text:span text:style-name="T89">0x0</text:span><text:span text:style-name="T88">1 to </text:span><text:span text:style-name="T89">0x</text:span><text:span text:style-name="T88">10)</text:span></text:p>
      <text:p text:style-name="P56">Command '<text:span text:style-name="T31">41xx</text:span>': <text:span text:style-name="T31">Set 303 (Unit 1) Volume</text:span></text:p>
      <text:p text:style-name="P6">Command '<text:span text:style-name="T31">42xx</text:span>': <text:span text:style-name="T31">Set 303 (Unit 2) Volume</text:span></text:p>
      <text:p text:style-name="P6"/>
      <text:p text:style-name="P6"/>
      <text:p text:style-name="P57"/>
      <text:p text:style-name="P57"/>
      <text:p text:style-name="P57"/>
      <text:p text:style-name="P57"/>
      <text:p text:style-name="P57"><text:soft-page-break/>The volume column:</text:p>
      <text:p text:style-name="P6"/>
      <text:p text:style-name="P6">Command '<text:span text:style-name="T31">xx</text:span>': <text:span text:style-name="T31">Set Volume (00 to 40)</text:span></text:p>
      <text:p text:style-name="P6"/>
      <text:p text:style-name="P6">Command '<text:span text:style-name="T31">Fx</text:span>': N<text:span text:style-name="T31">ote Cut</text:span></text:p>
      <text:p text:style-name="P6"/>
      <text:p text:style-name="P6">x = <text:span text:style-name="T90">tick</text:span> number where the note should be cut</text:p>
      <text:p text:style-name="P6"/>
      <text:p text:style-name="P6"/>
      <text:p text:style-name="P10"><text:span text:style-name="T91">The p</text:span>anning column:</text:p>
      <text:p text:style-name="P6"/>
      <text:p text:style-name="P6">Command '<text:span text:style-name="T31">xx</text:span>': <text:span text:style-name="T31">Panning (00 to 80)</text:span></text:p>
      <text:p text:style-name="P6"/>
      <text:p text:style-name="P6">Command '<text:span text:style-name="T31">90</text:span>': <text:span text:style-name="T31">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58">Midi command:</text:p>
      <text:p text:style-name="P6"/>
      <text:p text:style-name="P6">Command '<text:span text:style-name="T31">80xx</text:span>': <text:span text:style-name="T31">Set Patch Bank</text:span></text:p>
      <text:p text:style-name="P6"/>
      <text:p text:style-name="P6">(might not work on all midi equipment)</text:p>
      <text:p text:style-name="P6">(<text:span text:style-name="T31">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ext:span text:style-name="T92">The </text:span><text:span text:style-name="T93">keyboard </text:span><text:span text:style-name="T92">shortcuts</text:span></text:p>
      <text:p text:style-name="P60"/>
      <text:p text:style-name="P60"/>
      <text:p text:style-name="P61">Playing</text:p>
      <text:p text:style-name="P62"/>
      <text:p text:style-name="P6"><text:span text:style-name="T31">RCTRL:</text:span> <text:s text:c="26"/>Play song from row 0.</text:p>
      <text:p text:style-name="P6"/>
      <text:p text:style-name="P6"><text:span text:style-name="T31">LSHIFT + RCTRL: </text:span><text:s text:c="17"/>Play song from current row.</text:p>
      <text:p text:style-name="P6"/>
      <text:p text:style-name="P6"><text:span text:style-name="T94">RALT: </text:span><text:s text:c="27"/>Play pattern from row 0.</text:p>
      <text:p text:style-name="P6"/>
      <text:p text:style-name="P6"><text:span text:style-name="T31">LSHIFT + RALT: </text:span><text:s text:c="18"/>Play pattern from current row.</text:p>
      <text:p text:style-name="P6"/>
      <text:p text:style-name="P6"><text:span text:style-name="T31">Left mouse on '&gt;':</text:span> <text:s text:c="14"/>Play song from row 0.</text:p>
      <text:p text:style-name="P6"/>
      <text:p text:style-name="P6"><text:span text:style-name="T31">Right mouse on '&gt;': </text:span><text:s text:c="13"/>Play song from current row.</text:p>
      <text:p text:style-name="P6"/>
      <text:p text:style-name="P6"><text:span text:style-name="T31">Left mouse on '&gt;</text:span><text:span text:style-name="T95">|</text:span><text:span text:style-name="T31">':</text:span> <text:s text:c="13"/>Play pattern from row 0.</text:p>
      <text:p text:style-name="P6"/>
      <text:p text:style-name="P6"><text:span text:style-name="T31">Right mouse on '&gt;</text:span><text:span text:style-name="T95">|</text:span><text:span text:style-name="T31">':</text:span> <text:s text:c="12"/>Play pattern from current row.</text:p>
      <text:p text:style-name="P6"/>
      <text:p text:style-name="P63">ENTER or RETURN: <text:s text:c="16"/><text:span text:style-name="T96">Single step play </text:span><text:span text:style-name="T97">(pattern mode)</text:span><text:span text:style-name="T96">.</text:span></text:p>
      <text:p text:style-name="P6"/>
      <text:p text:style-name="P64"><text:span text:style-name="T98">LSHI</text:span><text:span text:style-name="T99">F</text:span><text:span text:style-name="T98">T + </text:span>ENTER or RETURN: <text:s text:c="7"/><text:span text:style-name="T96">Single step play </text:span><text:span text:style-name="T97">(song mode)</text:span><text:span text:style-name="T96">.</text:span></text:p>
      <text:p text:style-name="P65"/>
      <text:p text:style-name="P65"><text:span text:style-name="T31">Left mouse on 'Edit/Record':</text:span> <text:s text:c="4"/>Edit mode on/off.</text:p>
      <text:p text:style-name="P6"/>
      <text:p text:style-name="P6"><text:span text:style-name="T31">Right mouse on 'Edit/Record':</text:span> <text:s text:c="3"/>Record mode on/off.</text:p>
      <text:p text:style-name="P6"/>
      <text:p text:style-name="P6"/>
      <text:p text:style-name="P66">Editing</text:p>
      <text:p text:style-name="P6"/>
      <text:p text:style-name="P6"><text:span text:style-name="T31">LSHIFT + ESCAPE:</text:span> <text:s text:c="16"/>Switch large patterns view on/off</text:p>
      <text:p text:style-name="P6"/>
      <text:p text:style-name="P6"><text:span text:style-name="T31">TAB:</text:span> <text:s text:c="28"/>Go to next track</text:p>
      <text:p text:style-name="P6"/>
      <text:p text:style-name="P6"><text:span text:style-name="T31">LSHIFT + TAB:</text:span> <text:s text:c="19"/>Go to prev<text:span text:style-name="T100">ious</text:span> track</text:p>
      <text:p text:style-name="P6"/>
      <text:p text:style-name="P6"><text:span text:style-name="T31">LCTRL + TAB:</text:span> <text:s text:c="20"/>Go to next note in track</text:p>
      <text:p text:style-name="P6"/>
      <text:p text:style-name="P6"><text:span text:style-name="T31">LCTRL + LSHIFT + TAB:</text:span> <text:s text:c="11"/>Go to prev<text:span text:style-name="T100">ious</text:span> note in track</text:p>
      <text:p text:style-name="P6"/>
      <text:p text:style-name="P6"><text:span text:style-name="T31">SPACE:</text:span> <text:s text:c="26"/>Toggle Edit mode On &amp; Off</text:p>
      <text:p text:style-name="P6"><text:s text:c="33"/>(Also stop if the song is being played)</text:p>
      <text:p text:style-name="P6"/>
      <text:p text:style-name="P6"><text:span text:style-name="T31">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101">D</text:span><text:span text:style-name="T31">OWN ARROW:</text:span> <text:s text:c="21"/>1 Line down</text:p>
      <text:p text:style-name="P6"/>
      <text:p text:style-name="P6"><text:span text:style-name="T31">UP ARROW:</text:span> <text:s text:c="23"/>1 Line up</text:p>
      <text:p text:style-name="P6"/>
      <text:p text:style-name="P6"><text:span text:style-name="T31">LEFT ARROW:</text:span> <text:s text:c="21"/>1 Row left</text:p>
      <text:p text:style-name="P6"/>
      <text:p text:style-name="P6"><text:span text:style-name="T31">RIGHT ARROW:</text:span> <text:s text:c="20"/>1 Row right</text:p>
      <text:p text:style-name="P6"/>
      <text:p text:style-name="P6"><text:span text:style-name="T31">PREV. PAGE:</text:span> <text:s text:c="21"/>16 Arrows Up</text:p>
      <text:p text:style-name="P6"/>
      <text:p text:style-name="P6"><text:span text:style-name="T31">NEXT PAGE:</text:span> <text:s text:c="22"/>16 Arrows Down</text:p>
      <text:p text:style-name="P6"/>
      <text:p text:style-name="P6"><text:span text:style-name="T31">HOME / END:</text:span> <text:s text:c="21"/>Top / Bottom of pattern</text:p>
      <text:p text:style-name="P6"/>
      <text:p text:style-name="P6"><text:soft-page-break/><text:span text:style-name="T31">LCTRL + HOME / END:</text:span> <text:s text:c="13"/>First / last track</text:p>
      <text:p text:style-name="P67"/>
      <text:p text:style-name="P68"><text:span text:style-name="T31">LCTRL </text:span><text:span text:style-name="T102">+ LALT </text:span><text:span text:style-name="T31">+ HOME / END:</text:span> <text:s text:c="6"/><text:span text:style-name="T103">Top of pattern &amp; </text:span>First <text:span text:style-name="T103">track </text:span>/ <text:span text:style-name="T103">Bottom of <text:s text:c="15"/></text:span></text:p>
      <text:p text:style-name="P68"><text:span text:style-name="T103"><text:s text:c="33"/>pattern &amp; </text:span>last track</text:p>
      <text:p text:style-name="P68"><text:span text:style-name="T104"/></text:p>
      <text:p text:style-name="P68"><text:span text:style-name="T31">F5, F6, F7, F8, F9:</text:span> <text:s text:c="13"/>Jump to 0, 1/4, 2/4, 3/4, 4/4 lines of the <text:s text:c="12"/></text:p>
      <text:p text:style-name="P67"><text:s text:c="33"/>patterns</text:p>
      <text:p text:style-name="P6"/>
      <text:p text:style-name="P6"><text:span text:style-name="T31">+ - (Numeric keypad):</text:span> <text:s text:c="11"/>Next / Previous pattern</text:p>
      <text:p text:style-name="P6"><text:span text:style-name="T31">LCTRL + LEFT / RIGHT:</text:span> <text:s text:c="11"/>Next / Previous pattern</text:p>
      <text:p text:style-name="P6"/>
      <text:p text:style-name="P6"><text:span text:style-name="T31">LCTRL + LALT + LEFT / RIGHT:</text:span> <text:s text:c="4"/>Next / Previous position</text:p>
      <text:p text:style-name="P6"/>
      <text:p text:style-name="P6"><text:span text:style-name="T31">LALT + LEFT / RIGHT:</text:span> <text:s text:c="12"/>Next / Previous instrument</text:p>
      <text:p text:style-name="P6"/>
      <text:p text:style-name="P6"><text:span text:style-name="T31">LSHIFT + M:</text:span> <text:s text:c="21"/>Toggle mute state of the current channel</text:p>
      <text:p text:style-name="P6"/>
      <text:p text:style-name="P6"><text:span text:style-name="T31">LCTRL + LSHIFT + M:</text:span> <text:s text:c="13"/>Solo the current track / Unmute all</text:p>
      <text:p text:style-name="P6"/>
      <text:p text:style-name="P6"><text:span text:style-name="T31">LSHIFT + F1 to F1</text:span><text:span text:style-name="T105">2</text:span><text:span text:style-name="T31">:</text:span> <text:s text:c="13"/>Select a tab/panel</text:p>
      <text:p text:style-name="P6"/>
      <text:p text:style-name="P6"><text:span text:style-name="T31">LCTRL + 1 to 4:</text:span> <text:s text:c="17"/>Select a copy buffer</text:p>
      <text:p text:style-name="P6"/>
      <text:p text:style-name="P6"/>
      <text:p text:style-name="P69">Tracking</text:p>
      <text:p text:style-name="P6"/>
      <text:p text:style-name="P6"><text:span text:style-name="T31">1st and 2nd keys rows:</text:span> <text:s text:c="10"/>Upper octave row</text:p>
      <text:p text:style-name="P6"/>
      <text:p text:style-name="P6"><text:span text:style-name="T31">3rd and 4th keys rows:</text:span> <text:s text:c="10"/>Lower octave row</text:p>
      <text:p text:style-name="P6"/>
      <text:p text:style-name="P6"><text:span text:style-name="T31">RSHIFT:</text:span> <text:s text:c="25"/>Insert a note off</text:p>
      <text:p text:style-name="P6"><text:s text:c="33"/><text:span text:style-name="T3">Toggle pattern</text:span><text:span text:style-name="T106">s</text:span><text:span text:style-name="T3"> sliders edition O</text:span><text:span text:style-name="T107">n</text:span><text:span text:style-name="T3">/O</text:span><text:span text:style-name="T107">ff</text:span></text:p>
      <text:p text:style-name="P6"/>
      <text:p text:style-name="P10">/ and * (Numeric keypad)</text:p>
      <text:p text:style-name="P6"><text:span text:style-name="T31">or F1 / F2:</text:span> <text:s text:c="21"/>-1 or +1 octave</text:p>
      <text:p text:style-name="P70"/>
      <text:p text:style-name="P70"><text:span text:style-name="T31">L</text:span><text:span text:style-name="T108">CTRL</text:span><text:span text:style-name="T31"> + F1 / </text:span><text:span text:style-name="T109">F</text:span><text:span text:style-name="T31">2:</text:span> <text:s text:c="16"/>Decrease / Increase editing step.</text:p>
      <text:p text:style-name="P71"/>
      <text:p text:style-name="P71"><text:span text:style-name="T31">F3:</text:span> <text:s text:c="29"/><text:span text:style-name="T110">C</text:span>hords helper <text:span text:style-name="T110">(</text:span>triggered when the caret </text:p>
      <text:p text:style-name="P71"><text:s text:c="33"/>is located on a note<text:span text:style-name="T110">)</text:span>.</text:p>
      <text:p text:style-name="P6"><text:span text:style-name="T31"/></text:p>
      <text:p text:style-name="P6"><text:span text:style-name="T31">INSERT / BACKSPACE:</text:span> <text:s text:c="13"/>Insert or Delete a line in current track</text:p>
      <text:p text:style-name="P72"><text:s text:c="33"/>or current selected block.</text:p>
      <text:p text:style-name="P6"/>
      <text:p text:style-name="P6"><text:span text:style-name="T31">LSHIFT + INSERT / BACKSPACE:</text:span> <text:s text:c="4"/>Insert or Delete a line in current pattern</text:p>
      <text:p text:style-name="P6"/>
      <text:p text:style-name="P6"><text:span text:style-name="T31">DELETE (NOT BACKSPACE):</text:span> <text:s text:c="9"/>Empty a column or a selected block.</text:p>
      <text:p text:style-name="P73"/>
      <text:p text:style-name="P74">Block manipulations</text:p>
      <text:p text:style-name="P6"/>
      <text:p text:style-name="P9">Blocks can also be selected with the mouse <text:span text:style-name="T111">by dragging the pointer over a pattern and holding the left mouse button </text:span><text:span text:style-name="T112">(i</text:span><text:span text:style-name="T113">f nothing is selected the </text:span><text:span text:style-name="T114">following </text:span><text:span text:style-name="T113">operation</text:span><text:span text:style-name="T114">s</text:span><text:span text:style-name="T113"> occur on the complete current track</text:span><text:span text:style-name="T112">)</text:span><text:span text:style-name="T113">.</text:span></text:p>
      <text:p text:style-name="P9"/>
      <text:p text:style-name="P6"><text:span text:style-name="T31">LCTRL + A:</text:span> <text:s text:c="9"/>Select entire current track</text:p>
      <text:p text:style-name="P6"/>
      <text:p text:style-name="P6"><text:span text:style-name="T31">LCTRL + LSHIFT + A:</text:span> Select entire current pattern</text:p>
      <text:p text:style-name="P6"/>
      <text:p text:style-name="P6"><text:span text:style-name="T31">LALT + A:</text:span> <text:s text:c="10"/>Select entire column note in a track</text:p>
      <text:p text:style-name="P6"/>
      <text:p text:style-name="P6"><text:span text:style-name="T31">LALT + LSHIFT + A:</text:span> <text:s/>Select all notes of a track</text:p>
      <text:p text:style-name="P6"/>
      <text:p text:style-name="P6"/>
      <text:p text:style-name="P75"><text:soft-page-break/><text:span text:style-name="T31">LCTRL + X:</text:span> <text:s text:c="9"/>Cut the selected block and copy it into the <text:span text:style-name="T115">current</text:span></text:p>
      <text:p text:style-name="P75"><text:tab/><text:tab/> <text:s text:c="7"/>block buffer</text:p>
      <text:p text:style-name="P6"><text:span text:style-name="T31">LCTRL + C:</text:span> <text:s text:c="9"/>Copy the selected block into the <text:span text:style-name="T115">current </text:span>block buffer</text:p>
      <text:p text:style-name="P76"><text:span text:style-name="T31">LCTRL + V:</text:span> <text:s text:c="9"/>Paste the data from the <text:span text:style-name="T116">current </text:span>block buffer</text:p>
      <text:p text:style-name="P77"><text:s text:c="20"/>into the pattern</text:p>
      <text:p text:style-name="P6"/>
      <text:p text:style-name="P78">LSHIFT + ARROWS</text:p>
      <text:p text:style-name="P78">PREV. PAGE</text:p>
      <text:p text:style-name="P79"><text:span text:style-name="T31">NEXT PAGE:</text:span> <text:s text:c="9"/>Select a block</text:p>
      <text:p text:style-name="P6"><text:span text:style-name="T31">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80"><text:span text:style-name="T117">Note: </text:span><text:span text:style-name="T118">this command (as well as the randomize one below) only works for volume/panning and </text:span><text:span text:style-name="T119">FX</text:span><text:span text:style-name="T118"> data columns.</text:span></text:p>
      <text:p text:style-name="P9"/>
      <text:p text:style-name="P81"><text:span text:style-name="T31">LCTRL + R:</text:span> <text:s text:c="9"/>Randomize the select columns of a selection, works similar <text:s text:c="3"/></text:p>
      <text:p text:style-name="P81"><text:s text:c="20"/>to CTRL + I, but it randomizes values instead of <text:s text:c="21"/></text:p>
      <text:p text:style-name="P81"><text:s text:c="20"/><text:span text:style-name="T120">i</text:span>nterpolating them.</text:p>
      <text:p text:style-name="P81"/>
      <text:p text:style-name="P82"><text:span text:style-name="T31">LCTRL </text:span><text:span text:style-name="T121">+ LSHI</text:span><text:span text:style-name="T122">F</text:span><text:span text:style-name="T121">T </text:span><text:span text:style-name="T31">+ </text:span><text:span text:style-name="T122">R</text:span><text:span text:style-name="T31">:</text:span> <text:span text:style-name="T123">Same as above but done </text:span><text:span text:style-name="T124">according to the current </text:span><text:span text:style-name="T125">S</text:span><text:span text:style-name="T124">tep </text:span><text:span text:style-name="T125">A</text:span><text:span text:style-name="T124">dd</text:span></text:p>
      <text:p text:style-name="P83"/>
      <text:p text:style-name="P81"><text:span text:style-name="T126">LCTRL + F:</text:span><text:span text:style-name="T127"> <text:s text:c="9"/>Fill an entire block with the first select line.</text:span></text:p>
      <text:p text:style-name="P84"/>
      <text:p text:style-name="P85"><text:span text:style-name="T31">LCTRL </text:span><text:span text:style-name="T121">+ LSHI</text:span><text:span text:style-name="T122">F</text:span><text:span text:style-name="T121">T </text:span><text:span text:style-name="T31">+ F:</text:span> <text:span text:style-name="T123">Same as above but done </text:span><text:span text:style-name="T124">according to the current </text:span><text:span text:style-name="T125">S</text:span><text:span text:style-name="T124">tep </text:span><text:span text:style-name="T125">A</text:span><text:span text:style-name="T124">dd</text:span></text:p>
      <text:p text:style-name="P84"/>
      <text:p text:style-name="P84"><text:span text:style-name="T31">LCTRL + U:</text:span> <text:s text:c="9"/>Transpose the note of a selection to 1 semi<text:span text:style-name="T128">ton</text:span>e higher</text:p>
      <text:p text:style-name="P6"/>
      <text:p text:style-name="P6"><text:span text:style-name="T31">LCTRL + D:</text:span> <text:s text:c="9"/>Transpose the note of a selection to 1 semi<text:span text:style-name="T128">t</text:span>o<text:span text:style-name="T128">n</text:span>e lower</text:p>
      <text:p text:style-name="P86"/>
      <text:p text:style-name="P6"><text:span text:style-name="T31">LCTRL + LSHIFT + U:</text:span> Transpose the note of a selection to 1 semi<text:span text:style-name="T128">t</text:span>o<text:span text:style-name="T128">n</text:span>e higher</text:p>
      <text:p text:style-name="P6"><text:s text:c="20"/>(only for the current instrument)</text:p>
      <text:p text:style-name="P6"/>
      <text:p text:style-name="P6"><text:span text:style-name="T31">LCTRL + LSHIFT + D:</text:span> Transpose the note of a selection to 1 semi<text:span text:style-name="T128">t</text:span>o<text:span text:style-name="T128">n</text:span>e lower</text:p>
      <text:p text:style-name="P6"><text:s text:c="20"/>(only for the current instrument)</text:p>
      <text:p text:style-name="P6"/>
      <text:p text:style-name="P6"><text:span text:style-name="T31">LCTRL + H:</text:span> <text:s text:c="9"/>Transpose the note of a selection to 1 octave higher</text:p>
      <text:p text:style-name="P6"/>
      <text:p text:style-name="P6"><text:span text:style-name="T31">LCTRL + L:</text:span> <text:s text:c="9"/>Transpose the note of a selection to 1 octave lower</text:p>
      <text:p text:style-name="P6"/>
      <text:p text:style-name="P6"><text:span text:style-name="T31">LCTRL + LSHIFT + H:</text:span> Transpose the note of a selection to 1 octave higher</text:p>
      <text:p text:style-name="P6"><text:s text:c="20"/>(only for the current instrument)</text:p>
      <text:p text:style-name="P6"/>
      <text:p text:style-name="P6"><text:span text:style-name="T31">LCTRL + LSHIFT + L:</text:span> Transpose the note of a selection to 1 octave lower</text:p>
      <text:p text:style-name="P6"><text:s text:c="20"/>(only for the current instrument)</text:p>
      <text:p text:style-name="P6"/>
      <text:p text:style-name="P6"><text:span text:style-name="T31">LCTRL + W:</text:span> <text:s text:c="9"/>Save the current selection <text:span text:style-name="T129">or current pattern </text:span>into a file</text:p>
      <text:p text:style-name="P6"/>
      <text:p text:style-name="P87"/>
      <text:p text:style-name="P87"/>
      <text:p text:style-name="P87"><text:soft-page-break/><text:span text:style-name="T130">M</text:span>iscellaneous</text:p>
      <text:p text:style-name="P6"/>
      <text:p text:style-name="P6"><text:span text:style-name="T31">LALT + ENTER:</text:span> <text:s text:c="6"/>Switch between full screen / windowed mode</text:p>
      <text:p text:style-name="P6"/>
      <text:p text:style-name="P6"><text:span text:style-name="T31">LALT + F4:</text:span> <text:s text:c="9"/>Exit program (Windows only)</text:p>
      <text:p text:style-name="P6"><text:span text:style-name="T31">LCTRL + S:</text:span> <text:s text:c="9"/>Save current module</text:p>
      <text:p text:style-name="P6"/>
      <text:p text:style-name="P6"><text:span text:style-name="T31">LSHIFT + S:</text:span> <text:s text:c="8"/>Switch top right panel to synths list</text:p>
      <text:p text:style-name="P6"/>
      <text:p text:style-name="P6"><text:span text:style-name="T31">LSHIFT + I:</text:span> <text:s text:c="8"/>Switch top right panel to instruments list</text:p>
      <text:p text:style-name="P88"/>
      <text:p text:style-name="P88"/>
      <text:p text:style-name="P88">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31">keyboards.txt</text:span> file and insert it's file's name along with the others.</text:p>
      <text:p text:style-name="P9"/>
      <text:p text:style-name="P89">Load (or reload) the tracker and select the new keyboard in the “<text:span text:style-name="T132">UI </text:span>Setup” panel.</text:p>
      <text:p text:style-name="P9"/>
      <text:p text:style-name="P90">Hexadecimal notation is allowed in the form 0xXXXX or just plain ASCII.</text:p>
      <text:p text:style-name="P90"><text:span text:style-name="T133">(</text:span>it *may* work with <text:span text:style-name="T134">U</text:span>nicode characters but i haven't tested it).</text:p>
      <text:p text:style-name="P9"/>
      <text:p text:style-name="P6">You can eventually submit a new keyboard layout at: franck@<text:span text:style-name="T134">hitchhikr.net</text:span></text:p>
      <text:p text:style-name="P6"/>
      <text:p text:style-name="P6"/>
      <text:p text:style-name="P91">Compiling the <text:span text:style-name="T135">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6">(</text:span>both generated by the tracker<text:span text:style-name="T136">)</text:span>. Replace the PTK_MODULE variable content of the assembly files located in release/distrib/replay/test with the filename of the .ptp module and compile.</text:p>
      <text:p text:style-name="P9"/>
      <text:p text:style-name="P9"/>
      <text:p text:style-name="P92">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37">U</text:span>nicode is handled differently.</text:p>
      <text:p text:style-name="P10"><text:soft-page-break/>2. The executable path:</text:p>
      <text:p text:style-name="P6"/>
      <text:p text:style-name="P9">The variable "ExePath" must be filled with the current path of the executable <text:span text:style-name="T138">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39">On operating systems which don’t possess codecs only Internal (wavpack), </text:span><text:span text:style-name="T140">ADPCM and</text:span><text:span text:style-name="T139"> 8 bit compression </text:span><text:span text:style-name="T141">schemes</text:span><text:span text:style-name="T139"> are available.</text:span></text:p>
      <text:p text:style-name="P9"/>
      <text:p text:style-name="P9">Note that packing samples in .ptp files is not mandatory (the packing scheme for each sample can be set to none in the track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142">T</text:span>hanks</text:p>
      <text:p text:style-name="P6"/>
      <text:p text:style-name="P94">Karsten Obarski:</text:p>
      <text:p text:style-name="P94"/>
      <text:p text:style-name="P95">The <text:span text:style-name="T143">father of the </text:span>original tracker.</text:p>
      <text:p text:style-name="P10"/>
      <text:p text:style-name="P10">Arguru <text:span text:style-name="T144">(RIP)</text:span>:</text:p>
      <text:p text:style-name="P6"/>
      <text:p text:style-name="P6">The original NoiseTrekker.</text:p>
      <text:p text:style-name="P6"/>
      <text:p text:style-name="P10">Fredrik Wikstrom:</text:p>
      <text:p text:style-name="P6"/>
      <text:p text:style-name="P6"><text:span text:style-name="T145">Original </text:span>Amiga OS 4 port.</text:p>
      <text:p text:style-name="P6"/>
      <text:p text:style-name="P10">Fernando Mastandrea:</text:p>
      <text:p text:style-name="P6"/>
      <text:p text:style-name="P96"><text:span text:style-name="T145">Original </text:span>AROS port.</text:p>
      <text:p text:style-name="P6"/>
      <text:p text:style-name="P97">Samuel Crow:</text:p>
      <text:p text:style-name="P98"/>
      <text:p text:style-name="P98">Haiku port.</text:p>
      <text:p text:style-name="P98"/>
      <text:p text:style-name="P99">BeWorld:</text:p>
      <text:p text:style-name="P100"/>
      <text:p text:style-name="P100">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101">Jiffypop23:</text:p>
      <text:p text:style-name="P102"/>
      <text:p text:style-name="P102">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8T03:05:56.127000000</dc:date>
    <meta:editing-duration>PT8H22M6S</meta:editing-duration>
    <meta:editing-cycles>342</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96" meta:word-count="4941" meta:character-count="28875" meta:non-whitespace-character-count="22842"/>
  </office:meta>
</office:document-meta>
</file>